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8" style:family="table">
      <style:table-properties style:width="17cm" table:align="margins" fo:background-color="transparent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986cm"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Header">
      <style:paragraph-properties fo:line-height="150%" fo:text-align="justify" style:justify-single-word="false"/>
      <style:text-properties style:rfc-language-tag="ca-ES-valencia" fo:language="ca" fo:country="ES" officeooo:rsid="01632733" officeooo:paragraph-rsid="01632733"/>
    </style:style>
    <style:style style:name="P6" style:family="paragraph" style:parent-style-name="Standard">
      <style:text-properties style:rfc-language-tag="ca-ES-valencia" fo:language="ca" fo:country="ES" officeooo:paragraph-rsid="0126cd37"/>
    </style:style>
    <style:style style:name="P7" style:family="paragraph" style:parent-style-name="Header">
      <style:paragraph-properties fo:line-height="150%" fo:text-align="start" style:justify-single-word="false"/>
      <style:text-properties officeooo:paragraph-rsid="01632733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1632733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1632733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165cc0e"/>
    </style:style>
    <style:style style:name="P11" style:family="paragraph" style:parent-style-name="Header">
      <loext:graphic-properties draw:fill="none"/>
      <style:paragraph-properties fo:margin-left="0.4cm" fo:margin-right="0cm" fo:margin-top="0.199cm" fo:margin-bottom="0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12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012781" officeooo:paragraph-rsid="01632733"/>
    </style:style>
    <style:style style:name="P13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4" style:family="paragraph" style:parent-style-name="Header">
      <style:paragraph-properties fo:line-height="150%" fo:text-align="justify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5" style:family="paragraph" style:parent-style-name="Header">
      <style:paragraph-properties fo:line-height="150%" fo:text-align="start" style:justify-single-word="false"/>
      <style:text-properties fo:color="#2a3499" loext:opacity="100%" style:rfc-language-tag="ca-ES-valencia" fo:language="ca" fo:country="ES" officeooo:rsid="00c15e75" officeooo:paragraph-rsid="01632733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1632733" officeooo:paragraph-rsid="01632733" style:font-weight-asian="bold" style:font-weight-complex="bold"/>
    </style:style>
    <style:style style:name="P17" style:family="paragraph" style:parent-style-name="Standard">
      <style:text-properties style:font-name="Arial1" fo:font-size="12pt" style:rfc-language-tag="ca-ES-valencia" fo:language="ca" fo:country="ES" officeooo:rsid="00fb3957" officeooo:paragraph-rsid="01632733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632733"/>
    </style:style>
    <style:style style:name="P20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632733"/>
    </style:style>
    <style:style style:name="P21" style:family="paragraph" style:parent-style-name="Text_20_body">
      <style:paragraph-properties fo:margin-top="0.222cm" fo:margin-bottom="0.011cm" style:contextual-spacing="false" fo:line-height="100%"/>
      <style:text-properties officeooo:paragraph-rsid="01632733"/>
    </style:style>
    <style:style style:name="P22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3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92b33"/>
    </style:style>
    <style:style style:name="P24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32733"/>
    </style:style>
    <style:style style:name="P25" style:family="paragraph" style:parent-style-name="Header" style:list-style-name="L2">
      <style:paragraph-properties fo:line-height="150%" fo:text-align="justify" style:justify-single-word="false"/>
      <style:text-properties officeooo:paragraph-rsid="01632733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45d908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2" style:list-style-name="">
      <style:paragraph-properties fo:margin-top="0.199cm" fo:margin-bottom="0.499cm" style:contextual-spacing="false" fo:text-align="start" style:justify-single-word="false" style:text-autospace="none"/>
      <style:text-properties officeooo:paragraph-rsid="009b58b1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style:page-number="auto" fo:break-before="page" fo:background-color="transparent" fo:keep-with-next="always" style:text-autospace="none"/>
      <style:text-properties officeooo:paragraph-rsid="01632733"/>
    </style:style>
    <style:style style:name="P31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 fo:keep-with-next="always" style:text-autospace="none"/>
      <style:text-properties style:rfc-language-tag="ca-ES-valencia" fo:language="ca" fo:country="ES" officeooo:paragraph-rsid="01632733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a3749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91287f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042cfb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6f18c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84c6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92b3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5f8c2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4999a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6a31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1278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6cbb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2a3499" loext:opacity="100%" style:font-name="Arial" fo:font-size="16pt" style:rfc-language-tag="ca-ES-valencia" fo:language="ca" fo:country="ES" officeooo:rsid="009b58b1" style:font-size-asian="16pt" style:font-size-complex="16pt"/>
    </style:style>
    <style:style style:name="T23" style:family="text">
      <style:text-properties fo:color="#2a3499" loext:opacity="100%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4" style:family="text">
      <style:text-properties fo:color="#2a3499" loext:opacity="100%" fo:font-size="16pt" style:rfc-language-tag="ca-ES-valencia" fo:language="ca" fo:country="ES" officeooo:rsid="00dcaece" style:font-size-asian="16pt" style:font-size-complex="16pt"/>
    </style:style>
    <style:style style:name="T25" style:family="text">
      <style:text-properties fo:color="#2a3499" loext:opacity="100%" style:font-name="Arial1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2a3499" loext:opacity="100%" style:font-name="Arial1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7" style:family="text">
      <style:text-properties fo:color="#2a3499" loext:opacity="100%" style:font-name="Arial1" fo:font-size="28pt" style:rfc-language-tag="ca-ES-valencia" fo:language="ca" fo:country="ES" fo:font-weight="bold" officeooo:rsid="0032f84f" style:font-size-asian="28pt" style:font-weight-asian="bold" style:font-size-complex="28pt" style:font-weight-complex="bold"/>
    </style:style>
    <style:style style:name="T28" style:family="text">
      <style:text-properties fo:color="#2a3499" loext:opacity="100%" style:font-name="Arial1" fo:font-size="28pt" style:rfc-language-tag="ca-ES-valencia" fo:language="ca" fo:country="ES" fo:font-weight="bold" officeooo:rsid="015f6f1a" style:font-size-asian="28pt" style:font-weight-asian="bold" style:font-size-complex="28pt" style:font-weight-complex="bold"/>
    </style:style>
    <style:style style:name="T29" style:family="text">
      <style:text-properties fo:color="#2a3499" loext:opacity="100%" style:font-name="Arial1" fo:font-size="28pt" style:rfc-language-tag="ca-ES-valencia" fo:language="ca" fo:country="ES" fo:font-weight="bold" officeooo:rsid="00dcaece" style:font-size-asian="28pt" style:font-weight-asian="bold" style:font-size-complex="28pt" style:font-weight-complex="bold"/>
    </style:style>
    <style:style style:name="T30" style:family="text">
      <style:text-properties fo:color="#2a3499" loext:opacity="100%" style:font-name="Arial1" fo:font-size="28pt" style:rfc-language-tag="ca-ES-valencia" fo:language="ca" fo:country="ES" fo:font-weight="bold" officeooo:rsid="0163e7e7" style:font-size-asian="28pt" style:font-weight-asian="bold" style:font-size-complex="28pt" style:font-weight-complex="bold"/>
    </style:style>
    <style:style style:name="T31" style:family="text">
      <style:text-properties fo:color="#2a3499" loext:opacity="100%" style:font-name="Arial1" fo:font-size="28pt" style:rfc-language-tag="ca-ES-valencia" fo:language="ca" fo:country="ES" officeooo:rsid="0032f84f" style:font-size-asian="28pt" style:font-size-complex="28pt"/>
    </style:style>
    <style:style style:name="T32" style:family="text">
      <style:text-properties fo:color="#2a3499" loext:opacity="100%" style:font-name="Arial1" fo:font-size="28pt" style:rfc-language-tag="ca-ES-valencia" fo:language="ca" fo:country="ES" officeooo:rsid="0067fd54" style:font-size-asian="28pt" style:font-size-complex="28pt"/>
    </style:style>
    <style:style style:name="T33" style:family="text">
      <style:text-properties fo:color="#2a3499" loext:opacity="100%" style:font-name="Arial1" fo:font-size="28pt" style:rfc-language-tag="ca-ES-valencia" fo:language="ca" fo:country="ES" officeooo:rsid="00dcaece" style:font-size-asian="28pt" style:font-size-complex="28pt"/>
    </style:style>
    <style:style style:name="T34" style:family="text">
      <style:text-properties fo:color="#2a3499" loext:opacity="100%" style:font-name="Arial1" fo:font-size="28pt" style:rfc-language-tag="ca-ES-valencia" fo:language="ca" fo:country="ES" officeooo:rsid="009b58b1" style:font-size-asian="28pt" style:font-size-complex="28pt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189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e49ea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13ca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ffaf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2cf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ff0ca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63e7e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6cd3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042cfb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1ff0ca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26cd37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2" style:family="text">
      <style:text-properties fo:color="#000000" loext:opacity="100%" style:font-name="Arial1" fo:font-size="12pt" style:rfc-language-tag="ca-ES-valencia" fo:language="ca" fo:country="ES" fo:font-style="normal" fo:font-weight="bold" officeooo:rsid="01632733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 loext:opacity="100%" style:font-name="Arial1" fo:font-weight="bold" style:font-weight-asian="bold" style:font-weight-complex="bold"/>
    </style:style>
    <style:style style:name="T54" style:family="text">
      <style:text-properties fo:color="#000000" loext:opacity="100%" style:font-name="Arial1" fo:font-weight="bold" officeooo:rsid="00c15e75" style:font-weight-asian="bold" style:font-weight-complex="bold"/>
    </style:style>
    <style:style style:name="T55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166ed8b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b2ad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9d2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c89a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1b2ad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65cc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4" style:family="text">
      <style:text-properties fo:color="#1a237e" loext:opacity="100%" style:font-name="Arial1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65" style:family="text">
      <style:text-properties fo:color="#1a237e" loext:opacity="100%" style:font-name="Arial1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3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8"><text:span text:style-name="Strong_20_Emphasis"><text:span text:style-name="T26"/></text:span></text:p>
      <text:p text:style-name="P19"><text:bookmark-start text:name="__RefHeading___Toc14261_436115429"/><text:span text:style-name="Strong_20_Emphasis"><text:span text:style-name="T27">UD</text:span></text:span><text:span text:style-name="Strong_20_Emphasis"><text:span text:style-name="T28">0</text:span></text:span><text:span text:style-name="Strong_20_Emphasis"><text:span text:style-name="T30">4A</text:span></text:span><text:span text:style-name="Strong_20_Emphasis"><text:span text:style-name="T28">0</text:span></text:span><text:span text:style-name="Strong_20_Emphasis"><text:span text:style-name="T30">3</text:span></text:span><text:span text:style-name="Strong_20_Emphasis"><text:span text:style-name="T29">.</text:span></text:span><text:span text:style-name="Strong_20_Emphasis"><text:span text:style-name="T31">–</text:span></text:span><text:span text:style-name="Strong_20_Emphasis"><text:span text:style-name="T32"> <text:line-break/></text:span></text:span><text:span text:style-name="Strong_20_Emphasis"><text:span text:style-name="T33">Eines per al desplegament automàtic d'aplicacions</text:span></text:span><text:span text:style-name="Strong_20_Emphasis"><text:span text:style-name="T34">.<text:line-break/></text:span></text:span><text:span text:style-name="Strong_20_Emphasis"><text:span text:style-name="T33">Deployer.</text:span></text:span><text:bookmark-end text:name="__RefHeading___Toc14261_436115429"/></text:p>
      <text:p text:style-name="P21"><text:span text:style-name="Strong_20_Emphasis"><text:span text:style-name="T64"/></text:span></text:p>
      <text:h text:style-name="P26" text:outline-level="1"/>
      <text:h text:style-name="P27" text:outline-level="1"/>
      <text:h text:style-name="P28" text:outline-level="1"/>
      <text:p text:style-name="P20"><text:span text:style-name="Strong_20_Emphasis"><text:span text:style-name="T55">Pedro Guill Ferr</text:span></text:span><text:span text:style-name="Strong_20_Emphasis"><text:span text:style-name="T56">i</text:span></text:span><text:span text:style-name="Strong_20_Emphasis"><text:span text:style-name="T55"><text:line-break/></text:span></text:span></text:p>
      <text:p text:style-name="P8"><text:span text:style-name="Strong_20_Emphasis"><text:span text:style-name="T65"/></text:span></text:p>
      <text:p text:style-name="P19"><text:span text:style-name="Strong_20_Emphasis"><text:span text:style-name="T25"/></text:span></text:p>
      <text:p text:style-name="Text_20_body"><text:span text:style-name="Strong_20_Emphasis"><text:span text:style-name="T24"/></text:span></text:p>
      <text:h text:style-name="P29" text:outline-level="2"><text:span text:style-name="Strong_20_Emphasis"><text:span text:style-name="T22"/></text:span></text:h>
      <text:h text:style-name="P30" text:outline-level="2"><text:span text:style-name="Strong_20_Emphasis"><text:span text:style-name="T52">1.- </text:span></text:span><text:span text:style-name="Source_20_Text"><text:span text:style-name="T36">Busca</text:span></text:span><text:span text:style-name="Source_20_Text"><text:span text:style-name="T37"> </text:span></text:span><text:span text:style-name="Source_20_Text"><text:span text:style-name="T38">informació </text:span></text:span><text:span text:style-name="Source_20_Text"><text:span text:style-name="T36">en les pàgines oficials </text:span></text:span><text:span text:style-name="Source_20_Text"><text:span text:style-name="T38">de cadascuna</text:span></text:span><text:span text:style-name="Source_20_Text"><text:span text:style-name="T37"> </text:span></text:span><text:span text:style-name="Source_20_Text"><text:span text:style-name="T38">de les </text:span></text:span><text:span text:style-name="Source_20_Text"><text:span text:style-name="T36">eines exposades</text:span></text:span><text:span text:style-name="Source_20_Text"><text:span text:style-name="T38"> i ind</text:span></text:span><text:span text:style-name="Source_20_Text"><text:span text:style-name="T36">ica les tecnologies i frameworks més característics amb els quals s'associa per a desplegament d'aplicacions.</text:span>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<text:span text:style-name="Source_20_Text"><text:span text:style-name="T8">Deployer: PHP, Framework: composer</text:span></text:span></text:p>
            <text:p text:style-name="P11"><text:span text:style-name="Source_20_Text"><text:span text:style-name="T8">Capistrano: SSH , Framework: Ruby</text:span></text:span></text:p>
            <text:p text:style-name="P11"><text:span text:style-name="Source_20_Text"><text:span text:style-name="T8">Magallanes: PHP ,Framework: Composer</text:span></text:span></text:p>
            <text:p text:style-name="P11"><text:span text:style-name="Source_20_Text"><text:span text:style-name="T8">Maven: Java, Framework: Java Development Kit </text:span></text:span></text:p>
          </table:table-cell>
        </table:table-row>
      </table:table>
      <text:p text:style-name="P6"/>
      <text:h text:style-name="P31" text:outline-level="2"><text:span text:style-name="Source_20_Text"><text:span text:style-name="T19">2.- Amb quins permisos, propietari i grup es generaran els fitxers i directoris quan s'utilitze l'usuari </text:span></text:span><text:span text:style-name="Source_20_Text"><text:span text:style-name="T61">ddaw-ud4-deployer una vegada aplicada la màscara</text:span></text:span><text:span text:style-name="Source_20_Text"><text:span text:style-name="T19">?</text:span>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L1">
              <text:list-header>
                <text:p text:style-name="P22"><text:span text:style-name="Source_20_Text"><text:span text:style-name="T8">Se generan con los permisos 755 </text:span></text:span><text:span text:style-name="Source_20_Text"><text:span text:style-name="T9">ya que la mascara es 022</text:span></text:span></text:p>
              </text:list-header>
            </text:list>
          </table:table-cell>
        </table:table-row>
      </table:table>
      <text:p text:style-name="P7"><text:span text:style-name="Source_20_Text"><text:span text:style-name="T7"/></text:span></text:p>
      <text:p text:style-name="P7"><text:span text:style-name="Source_20_Text"><text:span text:style-name="T12">3-. </text:span></text:span><text:span text:style-name="Source_20_Text"><text:span text:style-name="T13">Llig </text:span></text:span><text:span text:style-name="Source_20_Text"><text:span text:style-name="T11">la documentació oficial</text:span></text:span><text:span text:style-name="Source_20_Text"><text:span text:style-name="T13"> </text:span></text:span><text:span text:style-name="Source_20_Text"><text:span text:style-name="T11">de </text:span></text:span><text:span text:style-name="Source_20_Text"><text:span text:style-name="T14">D</text:span></text:span><text:span text:style-name="Source_20_Text"><text:span text:style-name="T11">eployer </text:span></text:span><text:span text:style-name="Source_20_Text"><text:span text:style-name="T14">i</text:span></text:span><text:span text:style-name="Source_20_Text"><text:span text:style-name="T11"> contesta les següents preguntes</text:span></text:span></text:p>
      <text:p text:style-name="P7"><text:span text:style-name="Source_20_Text"><text:span text:style-name="T11"/></text:span></text:p>
      <text:p text:style-name="P7"><text:span text:style-name="Source_20_Text"><text:span text:style-name="T12">3.1.- </text:span></text:span><text:span text:style-name="Source_20_Text"><text:span text:style-name="T11">Com podem fer perquè quan executem un deploy </text:span></text:span><text:span text:style-name="Source_20_Text"><text:span text:style-name="T12">mostre</text:span></text:span><text:span text:style-name="Source_20_Text"><text:span text:style-name="T15"> </text:span></text:span><text:span text:style-name="Source_20_Text"><text:span text:style-name="T11">més informació del que s'</text:span></text:span><text:span text:style-name="Source_20_Text"><text:span text:style-name="T18">està</text:span></text:span><text:span text:style-name="Source_20_Text"><text:span text:style-name="T11"> duent a terme en cada pas (Verbosity)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continue-numbering="true" text:style-name="L1">
              <text:list-header>
                <text:p text:style-name="P23"><text:span text:style-name="Source_20_Text"><text:span text:style-name="T10">dep deploy -vvv</text:span></text:span></text:p>
              </text:list-header>
            </text:list>
          </table:table-cell>
        </table:table-row>
      </table:table>
      <text:p text:style-name="P7"><text:span text:style-name="Source_20_Text"><text:span text:style-name="T7"/></text:span></text:p>
      <text:p text:style-name="P7"><text:span text:style-name="Source_20_Text"><text:span text:style-name="T12">3.2.- </text:span></text:span><text:span text:style-name="Source_20_Text"><text:span text:style-name="T11">Quin comando ens permet tornar a una versió </text:span></text:span><text:span text:style-name="Source_20_Text"><text:span text:style-name="T16">desplegada</text:span></text:span><text:span text:style-name="Source_20_Text"><text:span text:style-name="T11"> </text:span></text:span><text:span text:style-name="Source_20_Text"><text:span text:style-name="T16">anteriorment</text:span></text:span><text:span text:style-name="Source_20_Text"><text:span text:style-name="T11">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4">dep rollback -o rollback_candidate=123</text:p>
              </text:list-header>
            </text:list>
          </table:table-cell>
        </table:table-row>
      </table:table>
      <text:p text:style-name="P12"/>
      <text:p text:style-name="P14"><text:span text:style-name="T53">4.1.- </text:span><text:span text:style-name="Source_20_Text"><text:span text:style-name="T43">Per què és més segur l</text:span></text:span><text:span text:style-name="Source_20_Text"><text:span text:style-name="T39">a </text:span></text:span><text:span text:style-name="Source_20_Text"><text:span text:style-name="T43">utilització de l'eina visudo per a l'edició del fitxer /etc/sudoer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3"><text:span text:style-name="Source_20_Text"><text:span text:style-name="T10">Para que pongas el formato bien</text:span></text:span></text:p>
              </text:list-header>
            </text:list>
          </table:table-cell>
        </table:table-row>
      </table:table>
      <text:p text:style-name="P14"><text:span text:style-name="Source_20_Text"><text:span text:style-name="T17"/></text:span></text:p>
      <text:p text:style-name="P13"><text:span text:style-name="Source_20_Text"><text:span text:style-name="T39">4.2.- </text:span></text:span><text:span text:style-name="Source_20_Text"><text:span text:style-name="T44">Com podríem crear un àlies </text:span></text:span><text:span text:style-name="Source_20_Text"><text:span text:style-name="T45">en l'arxiu sudoers, que</text:span></text:span><text:span text:style-name="Source_20_Text"><text:span text:style-name="T44"> incloguera </text:span></text:span><text:span text:style-name="Source_20_Text"><text:span text:style-name="T45">els permisos per al </text:span></text:span><text:span text:style-name="Source_20_Text"><text:span text:style-name="T48">reinici</text:span></text:span><text:span text:style-name="Source_20_Text"><text:span text:style-name="T44"> del servei nginx </text:span></text:span><text:span text:style-name="Source_20_Text"><text:span text:style-name="T45">i del servei php-fpm</text:span></text:span><text:span text:style-name="Source_20_Text"><text:span text:style-name="T44">?</text:span></text:span><text:span text:style-name="Source_20_Text"><text:span text:style-name="T49"> </text:span></text:span><text:span text:style-name="Source_20_Text"><text:span text:style-name="T50">Consulta la </text:span></text:span><text:a xlink:type="simple" xlink:href="https://help.ubuntu.com/community/Sudoers" text:style-name="Internet_20_link" text:visited-style-name="Visited_20_Internet_20_Link"><text:span text:style-name="Source_20_Text"><text:span text:style-name="T46">documentació oficial.</text:span></text:span></text:a><text:span text:style-name="Source_20_Text"><text:span text:style-name="T51">(No és necessari que ho implementes, només contesta la pregunta)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4"><text:span text:style-name="Source_20_Text"><text:span text:style-name="T20">ddaw-ud4-deployer ALL=(ALL) NOPASSWD: /etc/init.d/php8.</text:span></text:span><text:span text:style-name="Source_20_Text"><text:span text:style-name="T21">3</text:span></text:span><text:span text:style-name="Source_20_Text"><text:span text:style-name="T20">-fpm restart</text:span></text:span></text:p>
                <text:p text:style-name="P24"><text:span text:style-name="Source_20_Text"><text:span text:style-name="T20">ddaw-ud4-deployer ALL=(ALL) NOPASSWD: /bin/systemctl reload php-fpm</text:span></text:span></text:p>
              </text:list-header>
            </text:list>
          </table:table-cell>
        </table:table-row>
      </table:table>
      <text:p text:style-name="P15"/>
      <text:p text:style-name="P5"><text:span text:style-name="T54">5.- </text:span><text:span text:style-name="Source_20_Text"><text:span text:style-name="T42">Grava un vídeo </text:span></text:span><text:span text:style-name="Source_20_Text"><text:span text:style-name="T47">(max 2 minuts)</text:span></text:span><text:span text:style-name="Source_20_Text"><text:span text:style-name="T42">, al que deveu mostrar i explicar la c</text:span></text:span><text:span text:style-name="Source_20_Text"><text:span text:style-name="T40">onfigura</text:span></text:span><text:span text:style-name="Source_20_Text"><text:span text:style-name="T42">ció</text:span></text:span><text:span text:style-name="Source_20_Text"><text:span text:style-name="T40"> l'entorn de desplegament de l'aplicació Larave</text:span></text:span><text:span text:style-name="Source_20_Text"><text:span text:style-name="T41">l</text:span></text:span><text:span text:style-name="Source_20_Text"><text:span text:style-name="T40"> que estàs desenvolupant en l'assignatura de programació web en entorn servidor utilitzant l'eina Deployer. Hauràs de tindre en compte els següents requisits:</text:span></text:span></text:p>
      <text:list text:style-name="L2">
        <text:list-item>
          <text:list>
            <text:list-item>
              <text:p text:style-name="P25"><text:span text:style-name="Source_20_Text"><text:span text:style-name="T35">Hauràs de configurar un server block específic per a l'aplicació.</text:span></text:span></text:p>
            </text:list-item>
            <text:list-item>
              <text:p text:style-name="P25"><text:span text:style-name="Source_20_Text"><text:span text:style-name="T35">El directori de desplegament serà: </text:span></text:span><text:span text:style-name="Source_20_Text"><text:span text:style-name="T59">/var/www/</text:span></text:span><text:span text:style-name="Source_20_Text"><text:span text:style-name="T57">prod</text:span></text:span><text:span text:style-name="Source_20_Text"><text:span text:style-name="T60">-ud4-a4/</text:span></text:span><text:span text:style-name="Source_20_Text"><text:span text:style-name="T59">html.</text:span></text:span></text:p>
            </text:list-item>
            <text:list-item>
              <text:p text:style-name="P25"><text:span text:style-name="Source_20_Text"><text:span text:style-name="T57">L'usuari de desplegament serà: prod-ud4-deployer</text:span></text:span><text:span text:style-name="Source_20_Text"><text:span text:style-name="T58">.</text:span></text:span>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<text:span text:style-name="Source_20_Text"><text:span text:style-name="T63">https://youtu.be/WV-a5SDLG58</text:span></text:span></text:p>
          </table:table-cell>
        </table:table-row>
      </table:table>
      <text:p text:style-name="P6"/>
      <text:p text:style-name="P16">6.- Bibliografí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<text:span text:style-name="Source_20_Text"><text:span text:style-name="T62"/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6a3749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91287f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4</text:span> – <text:span text:style-name="MT1">Administració de servidors d'aplicacions</text:span></text:p>
      </style:header>
      <style:footer>
        <text:p text:style-name="MP3"><text:page-number text:select-page="current">3</text:page-number><text:tab/><text:tab/><text:span text:style-name="MT2">Desplegament d'aplicacions web</text:span><text:span text:style-name="MT3"> - 2</text:span><text:span text:style-name="MT4">do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8T16:34:51.164735420</dc:date>
    <meta:editing-duration>P1DT7H12M5S</meta:editing-duration>
    <meta:editing-cycles>196</meta:editing-cycles>
    <meta:generator>LibreOffice/24.2.5.2$Linux_X86_64 LibreOffice_project/420$Build-2</meta:generator>
    <meta:document-statistic meta:table-count="8" meta:image-count="0" meta:object-count="0" meta:page-count="3" meta:paragraph-count="27" meta:word-count="303" meta:character-count="2075" meta:non-whitespace-character-count="1802"/>
  </office:meta>
</office:document-meta>
</file>